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3/9984" office:value-type="percentage" office:value="0.987880608974359" calcext:value-type="percentage">
            <text:p>98.79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71/9984" office:value-type="percentage" office:value="0.96864983974359" calcext:value-type="percentage">
            <text:p>96.86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59/9984" office:value-type="percentage" office:value="0.987479967948718" calcext:value-type="percentage">
            <text:p>98.75%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style-name="ce2" office:value-type="string" calcext:value-type="string">
            <text:p>-</text:p>
          </table:table-cell>
          <table:table-cell table:formula="of:=9680/9984" office:value-type="percentage" office:value="0.969551282051282" calcext:value-type="percentage">
            <text:p>96.96%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54/9984" office:value-type="percentage" office:value="0.916866987179487" calcext:value-type="percentage">
            <text:p>91.69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606/9984" office:value-type="percentage" office:value="0.861979166666667" calcext:value-type="percentage">
            <text:p>86.20%</text:p>
          </table:table-cell>
          <table:table-cell table:formula="of:=8721/9984" office:value-type="percentage" office:value="0.873497596153846" calcext:value-type="percentage">
            <text:p>87.3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0/9984" office:value-type="percentage" office:value="0.911458333333333" calcext:value-type="percentage">
            <text:p>91.15%</text:p>
          </table:table-cell>
          <table:table-cell table:formula="of:=9060/9984" office:value-type="percentage" office:value="0.907451923076923" calcext:value-type="percentage">
            <text:p>90.75%</text:p>
          </table:table-cell>
          <table:table-cell table:style-name="ce5" office:value-type="string" calcext:value-type="string">
            <text:p>-</text:p>
          </table:table-cell>
          <table:table-cell table:formula="of:=8671/9984" office:value-type="percentage" office:value="0.868489583333333" calcext:value-type="percentage">
            <text:p>86.85%</text:p>
          </table:table-cell>
          <table:table-cell table:formula="of:=8674/9984" office:value-type="percentage" office:value="0.868790064102564" calcext:value-type="percentage">
            <text:p>86.8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22" table:formula="of:=4250/6144" office:value-type="percentage" office:value="0.691731770833333" calcext:value-type="percentage">
            <text:p>69.17%</text:p>
          </table:table-cell>
          <table:table-cell table:style-name="ce22" table:formula="of:=4858/6144" office:value-type="percentage" office:value="0.790690104166667" calcext:value-type="percentage">
            <text:p>79.07%</text:p>
          </table:table-cell>
          <table:table-cell table:style-name="ce22" table:formula="of:=4919/6144" office:value-type="percentage" office:value="0.800618489583333" calcext:value-type="percentage">
            <text:p>80.06%</text:p>
          </table:table-cell>
          <table:table-cell table:style-name="ce22" table:formula="of:=2995/6144" office:value-type="percentage" office:value="0.487467447916667" calcext:value-type="percentage">
            <text:p>48.75%</text:p>
          </table:table-cell>
          <table:table-cell table:style-name="ce22" table:formula="of:=3031/6144" office:value-type="percentage" office:value="0.493326822916667" calcext:value-type="percentage">
            <text:p>49.33%</text:p>
          </table:table-cell>
          <table:table-cell table:style-name="ce22" table:formula="of:=3289/6144" office:value-type="percentage" office:value="0.535319010416667" calcext:value-type="percentage">
            <text:p>53.53%</text:p>
          </table:table-cell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81/9984" office:value-type="percentage" office:value="0.989683493589744" calcext:value-type="percentage">
            <text:p>98.97%</text:p>
          </table:table-cell>
          <table:table-cell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formula="of:=9682/9984" office:value-type="percentage" office:value="0.969751602564103" calcext:value-type="percentage">
            <text:p>96.98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76/9984" office:value-type="percentage" office:value="0.989182692307692" calcext:value-type="percentage">
            <text:p>98.92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table:formula="of:=9815/9984" office:value-type="percentage" office:value="0.983072916666667" calcext:value-type="percentage">
            <text:p>98.31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5/9984" office:value-type="percentage" office:value="0.911959134615385" calcext:value-type="percentage">
            <text:p>91.20%</text:p>
          </table:table-cell>
          <table:table-cell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formula="of:=8412/9984" office:value-type="percentage" office:value="0.842548076923077" calcext:value-type="percentage">
            <text:p>84.25%</text:p>
          </table:table-cell>
          <table:table-cell table:formula="of:=8699/9984" office:value-type="percentage" office:value="0.871294070512821" calcext:value-type="percentage">
            <text:p>87.1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10/9984" office:value-type="percentage" office:value="0.912459935897436" calcext:value-type="percentage">
            <text:p>91.25%</text:p>
          </table:table-cell>
          <table:table-cell table:formula="of:=9088/9984" office:value-type="percentage" office:value="0.91025641025641" calcext:value-type="percentage">
            <text:p>91.03%</text:p>
          </table:table-cell>
          <table:table-cell table:style-name="ce5" office:value-type="string" calcext:value-type="string">
            <text:p>-</text:p>
          </table:table-cell>
          <table:table-cell table:formula="of:=8527/9984" office:value-type="percentage" office:value="0.854066506410256" calcext:value-type="percentage">
            <text:p>85.41%</text:p>
          </table:table-cell>
          <table:table-cell table:formula="of:=8670/9984" office:value-type="percentage" office:value="0.868389423076923" calcext:value-type="percentage">
            <text:p>86.84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formula="of:=9912/9984" office:value-type="percentage" office:value="0.992788461538462" calcext:value-type="percentage">
            <text:p>99.28%</text:p>
          </table:table-cell>
          <table:table-cell table:style-name="ce2" office:value-type="string" calcext:value-type="string">
            <text:p>-</text:p>
          </table:table-cell>
          <table:table-cell table:formula="of:=9763/9984" office:value-type="percentage" office:value="0.977864583333333" calcext:value-type="percentage">
            <text:p>97.79%</text:p>
          </table:table-cell>
          <table:table-cell table:formula="of:=9814/9984" office:value-type="percentage" office:value="0.982972756410256" calcext:value-type="percentage">
            <text:p>98.3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formula="of:=9904/9984" office:value-type="percentage" office:value="0.99198717948718" calcext:value-type="percentage">
            <text:p>99.20%</text:p>
          </table:table-cell>
          <table:table-cell table:style-name="ce2" office:value-type="string" calcext:value-type="string">
            <text:p>-</text:p>
          </table:table-cell>
          <table:table-cell table:formula="of:=9770/9984" office:value-type="percentage" office:value="0.978565705128205" calcext:value-type="percentage">
            <text:p>97.86%</text:p>
          </table:table-cell>
          <table:table-cell table:formula="of:=9823/9984" office:value-type="percentage" office:value="0.983874198717949" calcext:value-type="percentage">
            <text:p>98.3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8864/9984" office:value-type="percentage" office:value="0.887820512820513" calcext:value-type="percentage">
            <text:p>88.78%</text:p>
          </table:table-cell>
          <table:table-cell table:style-name="ce5" office:value-type="string" calcext:value-type="string">
            <text:p>-</text:p>
          </table:table-cell>
          <table:table-cell table:formula="of:=8755/9984" office:value-type="percentage" office:value="0.876903044871795" calcext:value-type="percentage">
            <text:p>87.69%</text:p>
          </table:table-cell>
          <table:table-cell table:formula="of:=8752/9984" office:value-type="percentage" office:value="0.876602564102564" calcext:value-type="percentage">
            <text:p>87.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4/9984" office:value-type="percentage" office:value="0.911858974358974" calcext:value-type="percentage">
            <text:p>91.19%</text:p>
          </table:table-cell>
          <table:table-cell table:formula="of:=8968/9984" office:value-type="percentage" office:value="0.89823717948718" calcext:value-type="percentage">
            <text:p>89.82%</text:p>
          </table:table-cell>
          <table:table-cell table:style-name="ce5" office:value-type="string" calcext:value-type="string">
            <text:p>-</text:p>
          </table:table-cell>
          <table:table-cell table:formula="of:=8700/9984" office:value-type="percentage" office:value="0.871394230769231" calcext:value-type="percentage">
            <text:p>87.14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9:39:26.215981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3T19:40:08.330815115</dc:date>
    <meta:editing-duration>P1DT15M58S</meta:editing-duration>
    <meta:editing-cycles>137</meta:editing-cycles>
    <meta:generator>LibreOffice/24.2.2.2$Linux_X86_64 LibreOffice_project/420$Build-2</meta:generator>
    <meta:document-statistic meta:table-count="1" meta:cell-count="219" meta:object-count="0"/>
  </office:meta>
</office:document-meta>
</file>